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5fbf" officeooo:paragraph-rsid="000f5fbf" style:font-weight-asian="bold" style:font-weight-complex="bold"/>
    </style:style>
    <style:style style:name="P2" style:family="paragraph" style:parent-style-name="Standard">
      <style:text-properties fo:font-weight="bold" officeooo:rsid="00157a23" officeooo:paragraph-rsid="00157a23" style:font-weight-asian="bold" style:font-weight-complex="bold"/>
    </style:style>
    <style:style style:name="P3" style:family="paragraph" style:parent-style-name="Standard">
      <style:text-properties fo:font-weight="bold" officeooo:rsid="0016e792" officeooo:paragraph-rsid="0016e792" style:font-weight-asian="bold" style:font-weight-complex="bold"/>
    </style:style>
    <style:style style:name="P4" style:family="paragraph" style:parent-style-name="Standard">
      <style:text-properties fo:font-weight="bold" officeooo:rsid="0018fa6c" officeooo:paragraph-rsid="0018fa6c" style:font-weight-asian="bold" style:font-weight-complex="bold"/>
    </style:style>
    <style:style style:name="P5" style:family="paragraph" style:parent-style-name="Standard">
      <style:text-properties fo:font-weight="bold" officeooo:rsid="001adc0d" officeooo:paragraph-rsid="001adc0d" style:font-weight-asian="bold" style:font-weight-complex="bold"/>
    </style:style>
    <style:style style:name="P6" style:family="paragraph" style:parent-style-name="Standard">
      <style:text-properties fo:font-weight="bold" officeooo:rsid="001bc05c" officeooo:paragraph-rsid="001bc05c" style:font-weight-asian="bold" style:font-weight-complex="bold"/>
    </style:style>
    <style:style style:name="P7" style:family="paragraph" style:parent-style-name="Standard">
      <style:text-properties fo:font-weight="bold" officeooo:rsid="001d4008" officeooo:paragraph-rsid="001d4008" style:font-weight-asian="bold" style:font-weight-complex="bold"/>
    </style:style>
    <style:style style:name="P8" style:family="paragraph" style:parent-style-name="Standard">
      <style:text-properties fo:font-weight="bold" officeooo:rsid="001f1dfa" officeooo:paragraph-rsid="001f1df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ca67" style:font-weight-asian="normal" style:font-weight-complex="normal"/>
    </style:style>
    <style:style style:name="T3" style:family="text">
      <style:text-properties fo:font-weight="normal" officeooo:rsid="001163ba" style:font-weight-asian="normal" style:font-weight-complex="normal"/>
    </style:style>
    <style:style style:name="T4" style:family="text">
      <style:text-properties fo:font-weight="normal" officeooo:rsid="0012e91e" style:font-weight-asian="normal" style:font-weight-complex="normal"/>
    </style:style>
    <style:style style:name="T5" style:family="text">
      <style:text-properties officeooo:rsid="000fca67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sub 58%" fo:font-weight="normal" officeooo:rsid="0012e91e" style:font-weight-asian="normal" style:font-weight-complex="normal"/>
    </style:style>
    <style:style style:name="T8" style:family="text">
      <style:text-properties officeooo:rsid="001163ba"/>
    </style:style>
    <style:style style:name="T9" style:family="text">
      <style:text-properties style:text-position="0% 100%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officeooo:rsid="001bc05c" style:font-weight-asian="normal" style:font-weight-complex="normal"/>
    </style:style>
    <style:style style:name="T12" style:family="text">
      <style:text-properties style:text-position="0% 100%" officeooo:rsid="001bc0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dom Experiment: <text:span text:style-name="T1">The act of measuring a process whose outcome is uncertain.</text:span></text:p>
      <text:p text:style-name="P1">Sample Space:<text:span text:style-name="T1"> Set of all possible outcomes of an experiment.</text:span></text:p>
      <text:p text:style-name="P1">Event:<text:span text:style-name="T1"> Subset of outcomes of an experiment.</text:span></text:p>
      <text:p text:style-name="P1">Conditional Probability:<text:span text:style-name="T1"> P(Y|X) probability of Y given X. = P(X,Y)/P(X)</text:span></text:p>
      <text:p text:style-name="P1">Nominal: <text:span text:style-name="T1">(=, !=) Names, ID numbers, Eye Color, Zip Codes. These have names.</text:span></text:p>
      <text:p text:style-name="P1">Ordinal:<text:span text:style-name="T1"> (&lt;, &gt;) Rankings, grades, height. These have order.</text:span></text:p>
      <text:p text:style-name="P1">Interval:<text:span text:style-name="T1"> (+, -) dates, temperature in C or F. Differences have meanings.</text:span></text:p>
      <text:p text:style-name="P1">Ratio: <text:span text:style-name="T1">(x, /) Length, Time, Counts. Differences and ratios are meaningful.</text:span></text:p>
      <text:p text:style-name="P1"><text:span text:style-name="T5">Noise:</text:span><text:span text:style-name="T2"> Unwanted values, ie distortion on a recording using a poor phone.</text:span></text:p>
      <text:p text:style-name="P1"><text:span text:style-name="T5">Outliers:</text:span><text:span text:style-name="T2"> Real values that are just very different.</text:span></text:p>
      <text:p text:style-name="P1"><text:span text:style-name="T5">Similarity Measure:</text:span><text:span text:style-name="T2"> Value from [0, 1], closer to 1 represents more similar objects.</text:span></text:p>
      <text:p text:style-name="P1"><text:span text:style-name="T8">Simple Matching Coefficient(SMC):</text:span><text:span text:style-name="T3"> Compare matching attributes, divide by all attributes. </text:span><text:span text:style-name="T4">(f</text:span><text:span text:style-name="T7">11</text:span><text:span text:style-name="T4">+f</text:span><text:span text:style-name="T7">00</text:span><text:span text:style-name="T4">)/(f</text:span><text:span text:style-name="T7">11</text:span><text:span text:style-name="T4">+f</text:span><text:span text:style-name="T7">10</text:span><text:span text:style-name="T4">+f</text:span><text:span text:style-name="T7">01</text:span><text:span text:style-name="T4">+f</text:span><text:span text:style-name="T7">00</text:span><text:span text:style-name="T4">)</text:span></text:p>
      <text:p text:style-name="P2">Jaccard<text:span text:style-name="T1">: </text:span><text:span text:style-name="T4">(f</text:span><text:span text:style-name="T7">1</text:span><text:span text:style-name="T6">1</text:span><text:span text:style-name="T4">)/(f</text:span><text:span text:style-name="T7">10</text:span><text:span text:style-name="T4">+f</text:span><text:span text:style-name="T7">01</text:span><text:span text:style-name="T4">+f</text:span><text:span text:style-name="T6">11</text:span><text:span text:style-name="T4">)</text:span></text:p>
      <text:p text:style-name="P3">Entropy:<text:span text:style-name="T1"> How many bits it takes to represent an occurrence of X. Sum(i..n) p</text:span><text:span text:style-name="T6">i</text:span><text:span text:style-name="T10"> log</text:span><text:span text:style-name="T6">2</text:span><text:span text:style-name="T10"> p</text:span><text:span text:style-name="T6">i</text:span></text:p>
      <text:p text:style-name="P4"><text:span text:style-name="T9">Classification:</text:span><text:span text:style-name="T10"> Given a collection of records, map each attribute x to an outcome y.</text:span></text:p>
      <text:p text:style-name="P5"><text:span text:style-name="T9">Splits:</text:span><text:span text:style-name="T10"> </text:span><text:span text:style-name="T11">Binary vs multiple.Gini, entropy, misclassification error are split methods.</text:span></text:p>
      <text:p text:style-name="P6"><text:span text:style-name="T9">Gain: </text:span><text:span text:style-name="T10">Measure purity before and after split. Gain = P(before) – M(after)</text:span></text:p>
      <text:p text:style-name="P7"><text:span text:style-name="T9">Gini</text:span><text:span text:style-name="T10">: Minimum 0, with all records in 1 class, implying most interesting info.</text:span></text:p>
      <text:p text:style-name="P8"><text:span text:style-name="T9">Classification:</text:span><text:span text:style-name="T10"> Rule: (Condition) → y, where condition is a conjunction of attributes, y is a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9:20:43.816516678</meta:creation-date>
    <meta:generator>LibreOffice/6.0.3.2$Linux_X86_64 LibreOffice_project/00m0$Build-2</meta:generator>
    <dc:date>2019-02-28T10:15:32.450728952</dc:date>
    <meta:editing-duration>P1DT14H44M32S</meta:editing-duration>
    <meta:editing-cycles>12</meta:editing-cycles>
    <meta:document-statistic meta:table-count="0" meta:image-count="0" meta:object-count="0" meta:page-count="1" meta:paragraph-count="19" meta:word-count="210" meta:character-count="1384" meta:non-whitespace-character-count="1192"/>
  </office:meta>
</office:document-meta>
</file>